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4cm"/>
    </style:style>
    <style:style style:name="co3" style:family="table-column">
      <style:table-column-properties fo:break-before="auto" style:column-width="2.849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2.387cm"/>
    </style:style>
    <style:style style:name="co6" style:family="table-column">
      <style:table-column-properties fo:break-before="auto" style:column-width="0.46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1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number-style style:name="N10000" number:language="es" number:country="ES">
      <number:number number:min-integer-digits="1"/>
    </number:number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800080"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start" fo:margin-left="0cm"/>
      <style:text-properties style:use-window-font-color="true" fo:font-style="normal" style:font-style-asian="normal" style:font-style-complex="normal"/>
    </style:style>
    <style:style style:name="ce7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cm"/>
    </style:style>
    <style:style style:name="ce13" style:family="table-cell" style:parent-style-name="Default" style:data-style-name="N10104"/>
    <style:style style:name="ce16" style:family="table-cell" style:parent-style-name="Default" style:data-style-name="N11"/>
    <style:style style:name="ce1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0000"/>
    <style:style style:name="ce20" style:family="table-cell" style:parent-style-name="Default" style:data-style-name="N0"/>
    <style:style style:name="T1" style:family="text">
      <style:text-properties fo:color="#00a933" fo:font-style="normal" style:font-style-asian="normal" style:font-style-complex="normal"/>
    </style:style>
    <style:style style:name="T2" style:family="text">
      <style:text-properties fo:color="#800080"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 fo:color="#00a933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 table:number-columns-spanned="12" table:number-rows-spanned="2">
            <text:p>PAGO (Tasa; NPER; va; vf; Tipo) <text:span text:style-name="T1">Pagos periódicos. Devuelve el montante de cada pago periódico de un préstamo basándose en el numero de pagos periódicos a realizar y en la tasa de interés periódica constante que se aplica</text:span></text:p>
          </table:table-cell>
          <table:covered-table-cell table:number-columns-repeated="9" table:style-name="ce3"/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10" table:style-name="ce3"/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0" table:number-rows-spanned="2">
            <text:p>TASA(NPER; PAGO; va; vf; Tipo; Estimación) <text:span text:style-name="T1">Devuelve la tasa de interés constante de un préstamo con pagos periódicos</text:span></text:p>
          </table:table-cell>
          <table:covered-table-cell table:number-columns-repeated="9" table:style-name="ce3"/>
          <table:table-cell table:number-columns-repeated="6"/>
        </table:table-row>
        <table:table-row table:style-name="ro1">
          <table:covered-table-cell table:number-columns-repeated="10" table:style-name="ce3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0" table:number-rows-spanned="2">
            <text:p>NPER(Tasa; PAGO; va; vf; Tipo) <text:span text:style-name="T1">Período de Pago: Devuelve la cantidad de períodos de pago de un préstamo basándose en los pagos periódicos y una tasa de interés constante</text:span></text:p>
          </table:table-cell>
          <table:covered-table-cell table:number-columns-repeated="9" table:style-name="ce3"/>
          <table:table-cell table:number-columns-repeated="6"/>
        </table:table-row>
        <table:table-row table:style-name="ro1">
          <table:covered-table-cell table:number-columns-repeated="10" table:style-name="ce3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0" table:number-rows-spanned="2">
            <text:p>VA(Tasa; NPER; PAGO; vf; Tipo) <text:span text:style-name="T1">Devuelve el valor actual de una inversión; es decir, calcula el valor actual de una serie de pagos a realizar en el futuro</text:span></text:p>
          </table:table-cell>
          <table:covered-table-cell table:number-columns-repeated="9" table:style-name="ce3"/>
          <table:table-cell table:number-columns-repeated="6"/>
        </table:table-row>
        <table:table-row table:style-name="ro1">
          <table:covered-table-cell table:number-columns-repeated="10" table:style-name="ce3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0" table:number-rows-spanned="2">
            <text:p><text:span text:style-name="T2">VF(Tasa; NPER; PAGO; va; Tipo) </text:span><text:span text:style-name="T3">Devuelve el valor futuro de una inversión basándose en los pagos periódicos y en una tasa de interés constante</text:span></text:p>
          </table:table-cell>
          <table:covered-table-cell table:number-columns-repeated="9" table:style-name="ce3"/>
          <table:table-cell table:number-columns-repeated="6"/>
        </table:table-row>
        <table:table-row table:style-name="ro1">
          <table:covered-table-cell table:number-columns-repeated="10" table:style-name="ce3"/>
          <table:table-cell table:number-columns-repeated="6"/>
        </table:table-row>
        <table:table-row table:style-name="ro1" table:number-rows-repeated="2">
          <table:table-cell table:style-name="ce3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PAGO</text:p>
          </table:table-cell>
          <table:table-cell table:style-name="ce6" office:value-type="string" calcext:value-type="string" table:number-columns-spanned="6" table:number-rows-spanned="3">
            <text:p>El banco me ha concedido un préstamo de $ 14.000 a devolver en 12 mensualidades con un interés anual del 3%. ¿Cuánto tendré que pagar cada mes?</text:p>
          </table:table-cell>
          <table:covered-table-cell table:number-columns-repeated="5" table:style-name="ce3"/>
          <table:table-cell table:style-name="ce3"/>
          <table:table-cell table:style-name="ce4" office:value-type="string" calcext:value-type="string">
            <text:p>TASA</text:p>
          </table:table-cell>
          <table:table-cell table:style-name="ce6" office:value-type="string" calcext:value-type="string" table:number-columns-spanned="6" table:number-rows-spanned="3">
            <text:p>El banco me ha concedido un préstamo de $ 14.000 a devolver en 12 mensualidades $ 1.185,71 cada una ¿Qué interés anual tiene el préstamo?</text:p>
          </table:table-cell>
          <table:covered-table-cell table:number-columns-repeated="5"/>
          <table:table-cell/>
        </table:table-row>
        <table:table-row table:style-name="ro1">
          <table:table-cell/>
          <table:covered-table-cell table:number-columns-repeated="6"/>
          <table:table-cell table:number-columns-repeated="2"/>
          <table:covered-table-cell table:number-columns-repeated="6"/>
          <table:table-cell/>
        </table:table-row>
        <table:table-row table:style-name="ro1">
          <table:table-cell/>
          <table:covered-table-cell table:number-columns-repeated="6"/>
          <table:table-cell table:number-columns-repeated="2"/>
          <table:covered-table-cell table:number-columns-repeated="6"/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éstamo</text:p>
          </table:table-cell>
          <table:table-cell table:style-name="ce13" office:value-type="currency" office:currency="CLP" office:value="14000" calcext:value-type="currency">
            <text:p>$14.000</text:p>
          </table:table-cell>
          <table:table-cell/>
          <table:table-cell office:value-type="string" calcext:value-type="string">
            <text:p>VA</text:p>
          </table:table-cell>
          <table:table-cell table:style-name="ce13" table:formula="of:=[.C17]" office:value-type="currency" office:currency="CLP" office:value="14000" calcext:value-type="currency">
            <text:p>$14.000</text:p>
          </table:table-cell>
          <table:table-cell table:number-columns-repeated="3"/>
          <table:table-cell office:value-type="string" calcext:value-type="string">
            <text:p>Préstamo</text:p>
          </table:table-cell>
          <table:table-cell table:style-name="ce13" office:value-type="currency" office:currency="CLP" office:value="14000" calcext:value-type="currency">
            <text:p>$14.000</text:p>
          </table:table-cell>
          <table:table-cell/>
          <table:table-cell office:value-type="string" calcext:value-type="string">
            <text:p>VA</text:p>
          </table:table-cell>
          <table:table-cell table:style-name="ce13" table:formula="of:=[.K17]" office:value-type="currency" office:currency="CLP" office:value="14000" calcext:value-type="currency">
            <text:p>$14.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.º Pagos periódic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PER</text:p>
          </table:table-cell>
          <table:table-cell table:formula="of:=[.C18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N.º Pagos periódic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PER</text:p>
          </table:table-cell>
          <table:table-cell table:formula="of:=[.K1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és anual</text:p>
          </table:table-cell>
          <table:table-cell table:style-name="ce16" office:value-type="percentage" office:value="0.03" calcext:value-type="percentage">
            <text:p>3,00 %</text:p>
          </table:table-cell>
          <table:table-cell/>
          <table:table-cell office:value-type="string" calcext:value-type="string">
            <text:p>TASA</text:p>
          </table:table-cell>
          <table:table-cell table:style-name="ce16" table:formula="of:=[.C19]/12" office:value-type="percentage" office:value="0.0025" calcext:value-type="percentage">
            <text:p>0,25 %</text:p>
          </table:table-cell>
          <table:table-cell table:number-columns-repeated="3"/>
          <table:table-cell office:value-type="string" calcext:value-type="string">
            <text:p>Cuota</text:p>
          </table:table-cell>
          <table:table-cell table:style-name="ce13" office:value-type="currency" office:currency="CLP" office:value="1185.71" calcext:value-type="currency">
            <text:p>$1.186</text:p>
          </table:table-cell>
          <table:table-cell/>
          <table:table-cell office:value-type="string" calcext:value-type="string">
            <text:p>PAGO</text:p>
          </table:table-cell>
          <table:table-cell table:style-name="ce13" table:formula="of:=[.K19]*-1" office:value-type="currency" office:currency="CLP" office:value="-1185.71" calcext:value-type="currency">
            <text:p>$ -1.18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AGO</text:p>
          </table:table-cell>
          <table:table-cell table:style-name="ce13" table:formula="of:=PMT([.F19];[.F18];[.F17])" office:value-type="currency" office:currency="CLP" office:value="-1185.71178261885" calcext:value-type="currency">
            <text:p>$ -1.186</text:p>
          </table:table-cell>
          <table:table-cell table:number-columns-repeated="6"/>
          <table:table-cell office:value-type="string" calcext:value-type="string">
            <text:p>TASA</text:p>
          </table:table-cell>
          <table:table-cell table:style-name="ce16" table:formula="of:=RATE([.N18];[.N19];[.N17])" office:value-type="percentage" office:value="0.0024997670605103" calcext:value-type="percentage">
            <text:p>0,25 %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Interés</text:p>
          </table:table-cell>
          <table:table-cell table:style-name="ce16" table:formula="of:=[.N21]*12" office:value-type="percentage" office:value="0.0299972047261237" calcext:value-type="percentage">
            <text:p>3,00 %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6" table:number-rows-spanned="3">
            <text:p>El banco me ha concedido un préstamo de $ 14.000 a devolver cada dos meses durante 3 años con un interés anual del 7%. ¿Cuánto tendré que pagar cada mes?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6" table:number-rows-spanned="3">
            <text:p>El banco me ha concedido un préstamo de $ 14.000 a devolver en pagos bimensuales de $ 866,81 cada uno durante 3 años ¿Qué interés anual tiene el préstamo?</text:p>
          </table:table-cell>
          <table:covered-table-cell table:number-columns-repeated="5"/>
          <table:table-cell/>
        </table:table-row>
        <table:table-row table:style-name="ro1">
          <table:table-cell/>
          <table:covered-table-cell table:number-columns-repeated="6"/>
          <table:table-cell table:number-columns-repeated="2"/>
          <table:covered-table-cell table:number-columns-repeated="6"/>
          <table:table-cell/>
        </table:table-row>
        <table:table-row table:style-name="ro1">
          <table:table-cell/>
          <table:covered-table-cell table:number-columns-repeated="6"/>
          <table:table-cell table:number-columns-repeated="2"/>
          <table:covered-table-cell table:number-columns-repeated="6"/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éstamo</text:p>
          </table:table-cell>
          <table:table-cell table:style-name="ce13" office:value-type="currency" office:currency="CLP" office:value="14000" calcext:value-type="currency">
            <text:p>$14.000</text:p>
          </table:table-cell>
          <table:table-cell/>
          <table:table-cell office:value-type="string" calcext:value-type="string">
            <text:p>VA</text:p>
          </table:table-cell>
          <table:table-cell table:style-name="ce13" table:formula="of:=[.C29]" office:value-type="currency" office:currency="CLP" office:value="14000" calcext:value-type="currency">
            <text:p>$14.000</text:p>
          </table:table-cell>
          <table:table-cell table:number-columns-repeated="3"/>
          <table:table-cell office:value-type="string" calcext:value-type="string">
            <text:p>Préstamo</text:p>
          </table:table-cell>
          <table:table-cell office:value-type="float" office:value="14000" calcext:value-type="float">
            <text:p>14000</text:p>
          </table:table-cell>
          <table:table-cell/>
          <table:table-cell office:value-type="string" calcext:value-type="string">
            <text:p>VA</text:p>
          </table:table-cell>
          <table:table-cell table:formula="of:=[.K29]" office:value-type="float" office:value="14000" calcext:value-type="float">
            <text:p>14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.º Pagos periódico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PER</text:p>
          </table:table-cell>
          <table:table-cell table:formula="of:=[.C30]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N.º Pagos periódico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PER</text:p>
          </table:table-cell>
          <table:table-cell table:formula="of:=[.K30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és anual</text:p>
          </table:table-cell>
          <table:table-cell table:style-name="ce16" office:value-type="percentage" office:value="0.07" calcext:value-type="percentage">
            <text:p>7,00 %</text:p>
          </table:table-cell>
          <table:table-cell/>
          <table:table-cell office:value-type="string" calcext:value-type="string">
            <text:p>TASA</text:p>
          </table:table-cell>
          <table:table-cell table:style-name="ce16" table:formula="of:=[.C31]/6" office:value-type="percentage" office:value="0.0116666666666667" calcext:value-type="percentage">
            <text:p>1,17 %</text:p>
          </table:table-cell>
          <table:table-cell table:number-columns-repeated="3"/>
          <table:table-cell office:value-type="string" calcext:value-type="string">
            <text:p>Cuota</text:p>
          </table:table-cell>
          <table:table-cell table:style-name="ce13" office:value-type="currency" office:currency="CLP" office:value="866.81" calcext:value-type="currency">
            <text:p>$867</text:p>
          </table:table-cell>
          <table:table-cell/>
          <table:table-cell office:value-type="string" calcext:value-type="string">
            <text:p>PAGO</text:p>
          </table:table-cell>
          <table:table-cell table:style-name="ce13" table:formula="of:=[.K31]*-1" office:value-type="currency" office:currency="CLP" office:value="-866.81" calcext:value-type="currency">
            <text:p>$ -86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AGO</text:p>
          </table:table-cell>
          <table:table-cell table:style-name="ce13" table:formula="of:=PMT([.F31];[.F30];[.F29])" office:value-type="currency" office:currency="CLP" office:value="-866.812436367838" calcext:value-type="currency">
            <text:p>$ -867</text:p>
          </table:table-cell>
          <table:table-cell table:number-columns-repeated="6"/>
          <table:table-cell office:value-type="string" calcext:value-type="string">
            <text:p>TASA</text:p>
          </table:table-cell>
          <table:table-cell table:style-name="ce16" table:formula="of:=RATE([.N30];[.N31];[.N29])" office:value-type="percentage" office:value="0.0116663571858796" calcext:value-type="percentage">
            <text:p>1,17 %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Interés</text:p>
          </table:table-cell>
          <table:table-cell table:style-name="ce16" table:formula="of:=[.N33]*6" office:value-type="percentage" office:value="0.0699981431152776" calcext:value-type="percentage">
            <text:p>7,00 %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5" office:value-type="string" calcext:value-type="string">
            <text:p>NPER</text:p>
          </table:table-cell>
          <table:table-cell table:style-name="ce6" office:value-type="string" calcext:value-type="string" table:number-columns-spanned="6" table:number-rows-spanned="3">
            <text:p>El banco me ha concedido un préstamo de $ 14.000 a devolver en mensualidades de $ 1.185,71 con un interés anual del 3%.¿Cuántas cuotas tendré que pagar?</text:p>
          </table:table-cell>
          <table:covered-table-cell table:number-columns-repeated="5"/>
          <table:table-cell/>
          <table:table-cell table:style-name="ce5" office:value-type="string" calcext:value-type="string">
            <text:p>VA</text:p>
          </table:table-cell>
          <table:table-cell table:style-name="ce6" office:value-type="string" calcext:value-type="string" table:number-columns-spanned="6" table:number-rows-spanned="3">
            <text:p>El banco me ha concedido un préstamo a devolver en 12 mensualidades de $ 1.185,71 con un interés anual del 3%. ¿Cuánto dinero me ha concedido el banco?</text:p>
          </table:table-cell>
          <table:covered-table-cell table:number-columns-repeated="5"/>
          <table:table-cell/>
        </table:table-row>
        <table:table-row table:style-name="ro1">
          <table:table-cell/>
          <table:covered-table-cell table:number-columns-repeated="6"/>
          <table:table-cell table:number-columns-repeated="2"/>
          <table:covered-table-cell table:number-columns-repeated="6"/>
          <table:table-cell/>
        </table:table-row>
        <table:table-row table:style-name="ro1">
          <table:table-cell/>
          <table:covered-table-cell table:number-columns-repeated="6"/>
          <table:table-cell table:number-columns-repeated="2"/>
          <table:covered-table-cell table:number-columns-repeated="6"/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éstamo</text:p>
          </table:table-cell>
          <table:table-cell table:style-name="ce13" office:value-type="currency" office:currency="CLP" office:value="14000" calcext:value-type="currency">
            <text:p>$14.000</text:p>
          </table:table-cell>
          <table:table-cell/>
          <table:table-cell office:value-type="string" calcext:value-type="string">
            <text:p>VA</text:p>
          </table:table-cell>
          <table:table-cell table:style-name="ce13" table:formula="of:=[.C41]" office:value-type="currency" office:currency="CLP" office:value="14000" calcext:value-type="currency">
            <text:p>$14.000</text:p>
          </table:table-cell>
          <table:table-cell table:number-columns-repeated="3"/>
          <table:table-cell office:value-type="string" calcext:value-type="string">
            <text:p>N.º Pagos periódicos</text:p>
          </table:table-cell>
          <table:table-cell table:style-name="ce19" office:value-type="float" office:value="12" calcext:value-type="float">
            <text:p>12</text:p>
          </table:table-cell>
          <table:table-cell/>
          <table:table-cell office:value-type="string" calcext:value-type="string">
            <text:p>NPER</text:p>
          </table:table-cell>
          <table:table-cell table:style-name="ce20" table:formula="of:=[.K4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ota</text:p>
          </table:table-cell>
          <table:table-cell table:style-name="ce13" office:value-type="currency" office:currency="CLP" office:value="1185.71" calcext:value-type="currency">
            <text:p>$1.186</text:p>
          </table:table-cell>
          <table:table-cell/>
          <table:table-cell office:value-type="string" calcext:value-type="string">
            <text:p>PAGO</text:p>
          </table:table-cell>
          <table:table-cell table:style-name="ce13" table:formula="of:=[.C42]*-1" office:value-type="currency" office:currency="CLP" office:value="-1185.71" calcext:value-type="currency">
            <text:p>$ -1.186</text:p>
          </table:table-cell>
          <table:table-cell table:number-columns-repeated="3"/>
          <table:table-cell office:value-type="string" calcext:value-type="string">
            <text:p>Cuota</text:p>
          </table:table-cell>
          <table:table-cell table:style-name="ce13" office:value-type="currency" office:currency="CLP" office:value="1185.71" calcext:value-type="currency">
            <text:p>$1.186</text:p>
          </table:table-cell>
          <table:table-cell/>
          <table:table-cell office:value-type="string" calcext:value-type="string">
            <text:p>PAGO</text:p>
          </table:table-cell>
          <table:table-cell table:style-name="ce13" table:formula="of:=[.K42]*-1" office:value-type="currency" office:currency="CLP" office:value="-1185.71" calcext:value-type="currency">
            <text:p>$ -1.1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és anual</text:p>
          </table:table-cell>
          <table:table-cell table:style-name="ce16" office:value-type="percentage" office:value="0.03" calcext:value-type="percentage">
            <text:p>3,00 %</text:p>
          </table:table-cell>
          <table:table-cell/>
          <table:table-cell office:value-type="string" calcext:value-type="string">
            <text:p>TASA</text:p>
          </table:table-cell>
          <table:table-cell table:formula="of:=[.C43]/12" office:value-type="float" office:value="0.0025" calcext:value-type="float">
            <text:p>0,0025</text:p>
          </table:table-cell>
          <table:table-cell table:number-columns-repeated="3"/>
          <table:table-cell office:value-type="string" calcext:value-type="string">
            <text:p>Interés anual</text:p>
          </table:table-cell>
          <table:table-cell table:style-name="ce16" office:value-type="percentage" office:value="0.03" calcext:value-type="percentage">
            <text:p>3,00 %</text:p>
          </table:table-cell>
          <table:table-cell/>
          <table:table-cell office:value-type="string" calcext:value-type="string">
            <text:p>TASA</text:p>
          </table:table-cell>
          <table:table-cell table:style-name="ce16" table:formula="of:=[.K43]/12" office:value-type="percentage" office:value="0.0025" calcext:value-type="percentage">
            <text:p>0,25 %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NPER</text:p>
          </table:table-cell>
          <table:table-cell table:formula="of:=NPER([.F43];[.F42];[.F41])" office:value-type="float" office:value="12.0000183140249" calcext:value-type="float">
            <text:p>12,0000183140249</text:p>
          </table:table-cell>
          <table:table-cell table:number-columns-repeated="6"/>
          <table:table-cell office:value-type="string" calcext:value-type="string">
            <text:p>VA</text:p>
          </table:table-cell>
          <table:table-cell table:style-name="ce13" table:formula="of:=PV([.N43];[.N41];[.N42])" office:value-type="currency" office:currency="CLP" office:value="13999.9789521665" calcext:value-type="currency">
            <text:p>$14.000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6" table:number-rows-spanned="3">
            <text:p>El banco me ha concedido un préstamo de $ 14.000 a devolver en cuotas bimensuales de $866,81 con un interés anual del 7%. ¿Cuántas cuotas tendré que pagar ?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6" table:number-rows-spanned="3">
            <text:p>El banco me ha concedido un préstamo de $ 14.000 a devolver en 18 cuotas bimensuales de $866,81 con un interés anual del 7%. ¿Cuánto dinero me ha concedido el banco?</text:p>
          </table:table-cell>
          <table:covered-table-cell table:number-columns-repeated="5"/>
          <table:table-cell/>
        </table:table-row>
        <table:table-row table:style-name="ro1">
          <table:table-cell/>
          <table:covered-table-cell table:number-columns-repeated="6"/>
          <table:table-cell table:number-columns-repeated="2"/>
          <table:covered-table-cell table:number-columns-repeated="6"/>
          <table:table-cell/>
        </table:table-row>
        <table:table-row table:style-name="ro1">
          <table:table-cell/>
          <table:covered-table-cell table:number-columns-repeated="6"/>
          <table:table-cell table:number-columns-repeated="2"/>
          <table:covered-table-cell table:number-columns-repeated="6"/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éstamo</text:p>
          </table:table-cell>
          <table:table-cell table:style-name="ce13" office:value-type="currency" office:currency="CLP" office:value="14000" calcext:value-type="currency">
            <text:p>$14.000</text:p>
          </table:table-cell>
          <table:table-cell/>
          <table:table-cell office:value-type="string" calcext:value-type="string">
            <text:p>VA</text:p>
          </table:table-cell>
          <table:table-cell table:style-name="ce13" table:formula="of:=[.C53]" office:value-type="currency" office:currency="CLP" office:value="14000" calcext:value-type="currency">
            <text:p>$14.000</text:p>
          </table:table-cell>
          <table:table-cell table:number-columns-repeated="3"/>
          <table:table-cell office:value-type="string" calcext:value-type="string">
            <text:p>N.º Pagos periódicos</text:p>
          </table:table-cell>
          <table:table-cell table:style-name="ce19" office:value-type="float" office:value="18" calcext:value-type="float">
            <text:p>18</text:p>
          </table:table-cell>
          <table:table-cell/>
          <table:table-cell office:value-type="string" calcext:value-type="string">
            <text:p>NPER</text:p>
          </table:table-cell>
          <table:table-cell table:style-name="ce20" table:formula="of:=[.K5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ota</text:p>
          </table:table-cell>
          <table:table-cell table:style-name="ce13" office:value-type="currency" office:currency="CLP" office:value="866.81" calcext:value-type="currency">
            <text:p>$867</text:p>
          </table:table-cell>
          <table:table-cell/>
          <table:table-cell office:value-type="string" calcext:value-type="string">
            <text:p>PAGO</text:p>
          </table:table-cell>
          <table:table-cell table:style-name="ce13" table:formula="of:=[.C54]*-1" office:value-type="currency" office:currency="CLP" office:value="-866.81" calcext:value-type="currency">
            <text:p>$ -867</text:p>
          </table:table-cell>
          <table:table-cell table:number-columns-repeated="3"/>
          <table:table-cell office:value-type="string" calcext:value-type="string">
            <text:p>Cuota</text:p>
          </table:table-cell>
          <table:table-cell table:style-name="ce13" office:value-type="currency" office:currency="CLP" office:value="866.81" calcext:value-type="currency">
            <text:p>$867</text:p>
          </table:table-cell>
          <table:table-cell/>
          <table:table-cell office:value-type="string" calcext:value-type="string">
            <text:p>PAGO</text:p>
          </table:table-cell>
          <table:table-cell table:style-name="ce13" table:formula="of:=[.K54]*-1" office:value-type="currency" office:currency="CLP" office:value="-866.81" calcext:value-type="currency">
            <text:p>$ -8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és anual</text:p>
          </table:table-cell>
          <table:table-cell table:style-name="ce16" office:value-type="percentage" office:value="0.07" calcext:value-type="percentage">
            <text:p>7,00 %</text:p>
          </table:table-cell>
          <table:table-cell/>
          <table:table-cell office:value-type="string" calcext:value-type="string">
            <text:p>TASA</text:p>
          </table:table-cell>
          <table:table-cell table:style-name="ce16" table:formula="of:=[.C55]/6" office:value-type="percentage" office:value="0.0116666666666667" calcext:value-type="percentage">
            <text:p>1,17 %</text:p>
          </table:table-cell>
          <table:table-cell table:number-columns-repeated="3"/>
          <table:table-cell office:value-type="string" calcext:value-type="string">
            <text:p>Interés anual</text:p>
          </table:table-cell>
          <table:table-cell table:style-name="ce16" office:value-type="percentage" office:value="0.07" calcext:value-type="percentage">
            <text:p>7,00 %</text:p>
          </table:table-cell>
          <table:table-cell/>
          <table:table-cell office:value-type="string" calcext:value-type="string">
            <text:p>TASA</text:p>
          </table:table-cell>
          <table:table-cell table:style-name="ce16" table:formula="of:=[.K55]/6" office:value-type="percentage" office:value="0.0116666666666667" calcext:value-type="percentage">
            <text:p>1,17 %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NPER</text:p>
          </table:table-cell>
          <table:table-cell table:formula="of:=NPER([.F55];[.F54];[.F53])" office:value-type="float" office:value="18.0000562622474" calcext:value-type="float">
            <text:p>18,0000562622474</text:p>
          </table:table-cell>
          <table:table-cell table:number-columns-repeated="6"/>
          <table:table-cell office:value-type="string" calcext:value-type="string">
            <text:p>VA</text:p>
          </table:table-cell>
          <table:table-cell table:style-name="ce13" table:formula="of:=PV([.N55];[.N53];[.N54])" office:value-type="currency" office:currency="CLP" office:value="13999.9606499073" calcext:value-type="currency">
            <text:p>$14.000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8"/>
          <table:table-cell table:style-name="ce5" office:value-type="string" calcext:value-type="string">
            <text:p>VF</text:p>
          </table:table-cell>
          <table:table-cell table:style-name="ce17" office:value-type="string" calcext:value-type="string" table:number-columns-spanned="6" table:number-rows-spanned="3">
            <text:p>Tengo una cuenta de ahorro con $ 14.000 y cada mes durante un año aporto $1.200 ofreciendo el banco por estas aportaciones un interés anual del 3%.¿ Cuánto dinero tendré en la cuenta de ahorro después de ese año?</text:p>
          </table:table-cell>
          <table:covered-table-cell table:number-columns-repeated="5" table:style-name="ce18"/>
          <table:table-cell/>
        </table:table-row>
        <table:table-row table:style-name="ro1">
          <table:table-cell table:number-columns-repeated="9"/>
          <table:covered-table-cell table:number-columns-repeated="6" table:style-name="ce18"/>
          <table:table-cell/>
        </table:table-row>
        <table:table-row table:style-name="ro1">
          <table:table-cell table:number-columns-repeated="9"/>
          <table:covered-table-cell table:number-columns-repeated="6" table:style-name="ce18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Dinero actual</text:p>
          </table:table-cell>
          <table:table-cell table:style-name="ce13" office:value-type="currency" office:currency="CLP" office:value="14000" calcext:value-type="currency">
            <text:p>$14.000</text:p>
          </table:table-cell>
          <table:table-cell/>
          <table:table-cell office:value-type="string" calcext:value-type="string">
            <text:p>VA</text:p>
          </table:table-cell>
          <table:table-cell table:style-name="ce13" table:formula="of:=[.K65]" office:value-type="currency" office:currency="CLP" office:value="14000" calcext:value-type="currency">
            <text:p>$14.0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uota</text:p>
          </table:table-cell>
          <table:table-cell table:style-name="ce13" office:value-type="currency" office:currency="CLP" office:value="1200" calcext:value-type="currency">
            <text:p>$1.200</text:p>
          </table:table-cell>
          <table:table-cell/>
          <table:table-cell office:value-type="string" calcext:value-type="string">
            <text:p>PAGO</text:p>
          </table:table-cell>
          <table:table-cell table:style-name="ce13" table:formula="of:=[.K66]" office:value-type="currency" office:currency="CLP" office:value="1200" calcext:value-type="currency">
            <text:p>$1.2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.º Pagos periódic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PER</text:p>
          </table:table-cell>
          <table:table-cell table:formula="of:=[.K6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nterés anual</text:p>
          </table:table-cell>
          <table:table-cell table:style-name="ce16" office:value-type="percentage" office:value="0.03" calcext:value-type="percentage">
            <text:p>3,00 %</text:p>
          </table:table-cell>
          <table:table-cell/>
          <table:table-cell office:value-type="string" calcext:value-type="string">
            <text:p>TASA</text:p>
          </table:table-cell>
          <table:table-cell table:style-name="ce16" table:formula="of:=[.K68]/12" office:value-type="percentage" office:value="0.0025" calcext:value-type="percentage">
            <text:p>0,25 %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VF</text:p>
          </table:table-cell>
          <table:table-cell table:style-name="ce13" table:formula="of:=FV([.N68];[.N67];[.N66];[.N65])" office:value-type="currency" office:currency="CLP" office:value="-29025.4827152723" calcext:value-type="currency">
            <text:p>$ -29.025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6" table:number-rows-spanned="3">
            <text:p>Tengo una cuenta de ahorro con $ 14.000 y cada dos meses durante tres años aporto $800 ofreciendo el banco por estas aportaciones un interés anual del 7%.¿ Cuánto dinero tendré en la cuenta de ahorro después del tercer año? ¿y del segundo?¿y del primero?</text:p>
          </table:table-cell>
          <table:covered-table-cell table:number-columns-repeated="5" table:style-name="ce18"/>
          <table:table-cell/>
        </table:table-row>
        <table:table-row table:style-name="ro2">
          <table:table-cell table:number-columns-repeated="9"/>
          <table:covered-table-cell table:number-columns-repeated="6" table:style-name="ce18"/>
          <table:table-cell/>
        </table:table-row>
        <table:table-row table:style-name="ro1">
          <table:table-cell table:number-columns-repeated="9"/>
          <table:covered-table-cell table:number-columns-repeated="6" table:style-name="ce18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Dinero actual</text:p>
          </table:table-cell>
          <table:table-cell table:style-name="ce13" office:value-type="currency" office:currency="CLP" office:value="14000" calcext:value-type="currency">
            <text:p>$14.000</text:p>
          </table:table-cell>
          <table:table-cell/>
          <table:table-cell office:value-type="string" calcext:value-type="string">
            <text:p>VA</text:p>
          </table:table-cell>
          <table:table-cell table:style-name="ce13" table:formula="of:=[.K78]" office:value-type="currency" office:currency="CLP" office:value="14000" calcext:value-type="currency">
            <text:p>$14.0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uota</text:p>
          </table:table-cell>
          <table:table-cell table:style-name="ce13" office:value-type="currency" office:currency="CLP" office:value="800" calcext:value-type="currency">
            <text:p>$800</text:p>
          </table:table-cell>
          <table:table-cell/>
          <table:table-cell office:value-type="string" calcext:value-type="string">
            <text:p>PAGO</text:p>
          </table:table-cell>
          <table:table-cell table:style-name="ce13" table:formula="of:=[.K79]" office:value-type="currency" office:currency="CLP" office:value="800" calcext:value-type="currency">
            <text:p>$8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.º Pagos periódico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PER</text:p>
          </table:table-cell>
          <table:table-cell table:formula="of:=[.K80]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nterés anual</text:p>
          </table:table-cell>
          <table:table-cell table:style-name="ce16" office:value-type="percentage" office:value="0.07" calcext:value-type="percentage">
            <text:p>7,00 %</text:p>
          </table:table-cell>
          <table:table-cell/>
          <table:table-cell office:value-type="string" calcext:value-type="string">
            <text:p>TASA</text:p>
          </table:table-cell>
          <table:table-cell table:style-name="ce16" table:formula="of:=[.K81]/6" office:value-type="percentage" office:value="0.0116666666666667" calcext:value-type="percentage">
            <text:p>1,17 %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VF(3 años)</text:p>
          </table:table-cell>
          <table:table-cell table:style-name="ce13" table:formula="of:=FV([.N81];[.N80];[.N79];[.N78])" office:value-type="currency" office:currency="CLP" office:value="-33171.3820758727" calcext:value-type="currency">
            <text:p>$ -33.17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VF(2 años)</text:p>
          </table:table-cell>
          <table:table-cell table:style-name="ce13" table:formula="of:=FV([.N81];[.O80];[.N79];[.N78])" office:value-type="currency" office:currency="CLP" office:value="-26331.384697391" calcext:value-type="currency">
            <text:p>$ -26.33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VF(1 año)</text:p>
          </table:table-cell>
          <table:table-cell table:style-name="ce13" table:formula="of:=FV([.N81];[.P80];[.N79];[.N78])" office:value-type="currency" office:currency="CLP" office:value="-19951.2287940954" calcext:value-type="currency">
            <text:p>$ -19.9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2" number:min-decimal-places="12" number:min-integer-digits="1"/>
    </number:number-style>
    <number:currency-style style:name="N10104P0" style:volatile="true" number:language="es" number:country="ES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04" number:language="es" number:country="ES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4:04:48.5580731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21:29:34.921037412</meta:creation-date>
    <meta:generator>LibreOffice/7.1.0.3$Linux_X86_64 LibreOffice_project/f6099ecf3d29644b5008cc8f48f42f4a40986e4c</meta:generator>
    <dc:date>2021-03-08T16:37:17.218822561</dc:date>
    <meta:editing-duration>PT2H46M40S</meta:editing-duration>
    <meta:editing-cycles>22</meta:editing-cycles>
    <meta:document-statistic meta:table-count="1" meta:cell-count="178" meta:object-count="0"/>
  </office:meta>
</office:document-meta>
</file>